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9c84" officeooo:paragraph-rsid="001d9c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REQUIREMENT</text:p>
      <text:p text:style-name="P1">ANALISYS</text:p>
      <text:p text:style-name="P1">FEASIBILITY</text:p>
      <text:p text:style-name="P1"/>
      <text:p text:style-name="P1">MAKE OR BU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0:48:56.231282739</meta:creation-date>
    <meta:generator>LibreOffice/5.2.7.2$Linux_X86_64 LibreOffice_project/20m0$Build-2</meta:generator>
    <dc:date>2019-03-01T11:00:47.128976779</dc:date>
    <meta:editing-duration>PT1M12S</meta:editing-duration>
    <meta:editing-cycles>1</meta:editing-cycles>
    <meta:document-statistic meta:table-count="0" meta:image-count="0" meta:object-count="0" meta:page-count="1" meta:paragraph-count="4" meta:word-count="7" meta:character-count="46" meta:non-whitespace-character-count="43"/>
  </office:meta>
</office:document-meta>
</file>